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3e7c7"/>
    </style:style>
    <style:style style:name="P2" style:family="paragraph" style:parent-style-name="Text_20_body" style:list-style-name="L1">
      <style:paragraph-properties fo:text-align="justify" style:justify-single-word="false"/>
      <style:text-properties officeooo:paragraph-rsid="0003e7c7"/>
    </style:style>
    <style:style style:name="P3" style:family="paragraph" style:parent-style-name="Text_20_body" style:list-style-name="L2">
      <style:paragraph-properties fo:text-align="justify" style:justify-single-word="false"/>
      <style:text-properties officeooo:paragraph-rsid="0003e7c7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97833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7833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officeooo:rsid="00197833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quisiti non funzionali</text:h>
      <text:p text:style-name="P1">Il sistema @silo<text:span text:style-name="T5"> </text:span><text:span text:style-name="T3">per la scuola materna Mazzetti verrà utilizzato da persone caratterizzate da un background non tecnico, di conseguenza, il committente ritiene fondamentali i </text:span><text:span text:style-name="T4">seguenti</text:span><text:span text:style-name="T3"> requisiti non funzionali:</text:span></text:p>
      <text:list xml:id="list31712523" text:style-name="L1">
        <text:list-item>
          <text:p text:style-name="P2"><text:span text:style-name="T1">usabilità:</text:span><text:span text:style-name="T3"> </text:span><text:span text:style-name="T4">il sistema deve agevolare e facilitare l'esperienza dell'utente; esso deve essere guidato e aiutato, soprattuto riguardo i numerosi aspetti legali che caratterizzano l'intera durata di usufrutto del servizio;</text:span></text:p>
        </text:list-item>
        <text:list-item>
          <text:p text:style-name="P2"><text:span text:style-name="T1">performance:</text:span><text:span text:style-name="T3"> </text:span><text:span text:style-name="T4">il sistema deve rispondere in maniera rapida, evitando errate percezioni di "blocco", che porterebbero poi a sottomissioni multiple, potenzialmente pericolose in sedi burocratiche e di pagamento.</text:span></text:p>
        </text:list-item>
      </text:list>
      <text:p text:style-name="P1"><text:span text:style-name="T3">Data la criticità di alcuni aspetti burocratici come la gestione del bando, la pubblicazione di quest'ultimo, i pagamenti delle rette e i questionari anonimi di valutazione dei servizi offerti dall'asilo, il committente ritiene importanti, inoltre, i </text:span><text:span text:style-name="T4">seguenti </text:span><text:span text:style-name="T3">requisiti non funzionali:</text:span></text:p>
      <text:list xml:id="list31721711" text:style-name="L2">
        <text:list-item>
          <text:p text:style-name="P3"><text:span text:style-name="T1">affidabilità: </text:span><text:span text:style-name="T4">Il sistema deve necessariamente consentire a chi ne fa uso di rispettare le scadenze specificate dagli enti preposti; è necessario evitare che il sistema possa creare danni a causa di </text:span><text:span text:style-name="T6">failures</text:span><text:span text:style-name="T4">;</text:span></text:p>
        </text:list-item>
        <text:list-item>
          <text:p text:style-name="P3"><text:span text:style-name="T1">sicurezza </text:span><text:span text:style-name="T2">e </text:span><text:span text:style-name="T1">tutela degli aspetti legali:</text:span><text:span text:style-name="T3"> </text:span><text:span text:style-name="T4">i dati memorizzati e gestiti dal sistema devono essere adeguatamente protetti da tutti i rischi </text:span><text:span text:style-name="T3">collegati alla detenzione e all'eventuale perdita dei dati </text:span><text:span text:style-name="T4">stessi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1:47</meta:creation-date>
    <dc:date>2012-10-17T11:59:42.22</dc:date>
    <meta:editing-duration>P0D</meta:editing-duration>
    <meta:editing-cycles>3</meta:editing-cycles>
    <meta:document-statistic meta:table-count="0" meta:image-count="0" meta:object-count="0" meta:page-count="1" meta:paragraph-count="7" meta:word-count="194" meta:character-count="1359" meta:non-whitespace-character-count="1176"/>
  </office:meta>
</office:document-meta>
</file>